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ier S — Extreme ROI (Must Double Down)</text:h>
      <text:h text:style-name="Heading_20_3" text:outline-level="3">1. Statistical Modeling &amp; Validation (Very High ROI)</text:h>
      <text:p text:style-name="Text_20_body">This is your core product.</text:p>
      <text:p text:style-name="Text_20_body">You need to master:</text:p>
      <text:list text:style-name="L1">
        <text:list-item>
          <text:p text:style-name="P1">Out-of-sample validation</text:p>
        </text:list-item>
        <text:list-item>
          <text:p text:style-name="P1">Walk-forward testing</text:p>
        </text:list-item>
        <text:list-item>
          <text:p text:style-name="P1">Regime segmentation</text:p>
        </text:list-item>
        <text:list-item>
          <text:p text:style-name="P1">Precision / recall tradeoffs</text:p>
        </text:list-item>
        <text:list-item>
          <text:p text:style-name="P1">Calibration curves</text:p>
        </text:list-item>
        <text:list-item>
          <text:p text:style-name="P1">False discovery control</text:p>
        </text:list-item>
        <text:list-item>
          <text:p text:style-name="P1">Cross-sectional vs time-series separation</text:p>
        </text:list-item>
      </text:list>
      <text:p text:style-name="Text_20_body">If Breakwater’s edge is real, this is where it lives.</text:p>
      <text:p text:style-name="Text_20_body">Without this, everything else is cosmetics.</text:p>
      <text:p text:style-name="Horizontal_20_Line"/>
      <text:h text:style-name="Heading_20_3" text:outline-level="3">2. Feature Engineering for Financial Data</text:h>
      <text:p text:style-name="Text_20_body">You are already strong here.</text:p>
      <text:p text:style-name="Text_20_body">Push further:</text:p>
      <text:list text:style-name="L2">
        <text:list-item>
          <text:p text:style-name="P2">Cross-sectional ranking logic</text:p>
        </text:list-item>
        <text:list-item>
          <text:p text:style-name="P2">Regime-based conditional signals</text:p>
        </text:list-item>
        <text:list-item>
          <text:p text:style-name="P2">Stability testing over decades</text:p>
        </text:list-item>
        <text:list-item>
          <text:p text:style-name="P2">Robustness to structural breaks</text:p>
        </text:list-item>
        <text:list-item>
          <text:p text:style-name="P2">Survivorship bias elimination</text:p>
        </text:list-item>
      </text:list>
      <text:p text:style-name="Text_20_body">This directly strengthens product quality.</text:p>
      <text:p text:style-name="Horizontal_20_Line"/>
      <text:h text:style-name="Heading_20_3" text:outline-level="3">3. Productization (Report Layer + Automation)</text:h>
      <text:p text:style-name="Text_20_body">Massive ROI.</text:p>
      <text:p text:style-name="Text_20_body">You need:</text:p>
      <text:list text:style-name="L3">
        <text:list-item>
          <text:p text:style-name="P3">Clean automated PDF generation</text:p>
        </text:list-item>
        <text:list-item>
          <text:p text:style-name="P3"><text:soft-page-break/>Clear visualizations</text:p>
        </text:list-item>
        <text:list-item>
          <text:p text:style-name="P3">Simple risk explanation</text:p>
        </text:list-item>
        <text:list-item>
          <text:p text:style-name="P3">Narrative framing</text:p>
        </text:list-item>
      </text:list>
      <text:p text:style-name="Text_20_body">This is how you monetize.</text:p>
      <text:p text:style-name="Text_20_body">Signal without packaging = academic exercise.</text:p>
      <text:p text:style-name="Horizontal_20_Line"/>
      <text:h text:style-name="Heading_20_3" text:outline-level="3">4. Data Engineering (Practical, Not Fancy)</text:h>
      <text:p text:style-name="Text_20_body">DuckDB was a good move.</text:p>
      <text:p text:style-name="Text_20_body">You should know:</text:p>
      <text:list text:style-name="L4">
        <text:list-item>
          <text:p text:style-name="P4">Efficient data pipelines</text:p>
        </text:list-item>
        <text:list-item>
          <text:p text:style-name="P4">Schema design</text:p>
        </text:list-item>
        <text:list-item>
          <text:p text:style-name="P4">Incremental ingestion</text:p>
        </text:list-item>
        <text:list-item>
          <text:p text:style-name="P4">Caching</text:p>
        </text:list-item>
        <text:list-item>
          <text:p text:style-name="P4">API integration</text:p>
        </text:list-item>
        <text:list-item>
          <text:p text:style-name="P4">Reliability</text:p>
        </text:list-item>
      </text:list>
      <text:p text:style-name="Text_20_body">This increases speed and stability.</text:p>
      <text:p text:style-name="Horizontal_20_Line"/>
      <text:h text:style-name="Heading_20_1" text:outline-level="1">Tier A — High ROI</text:h>
      <text:h text:style-name="Heading_20_3" text:outline-level="3">5. ML Fundamentals (Applied, Not Theoretical)</text:h>
      <text:p text:style-name="Text_20_body">You don’t need deep nets for Breakwater.</text:p>
      <text:p text:style-name="Text_20_body">You need:</text:p>
      <text:list text:style-name="L5">
        <text:list-item>
          <text:p text:style-name="P5">Proper classification framing</text:p>
        </text:list-item>
        <text:list-item>
          <text:p text:style-name="P5">Logistic models</text:p>
        </text:list-item>
        <text:list-item>
          <text:p text:style-name="P5">Regularization</text:p>
        </text:list-item>
        <text:list-item>
          <text:p text:style-name="P5">Feature importance stability</text:p>
        </text:list-item>
        <text:list-item>
          <text:p text:style-name="P5">Calibration</text:p>
        </text:list-item>
        <text:list-item>
          <text:p text:style-name="P5">Ensemble sanity checks</text:p>
        </text:list-item>
      </text:list>
      <text:p text:style-name="Text_20_body">Focus on interpretability and robustness.</text:p>
      <text:p text:style-name="Horizontal_20_Line"><text:soft-page-break/></text:p>
      <text:h text:style-name="Heading_20_3" text:outline-level="3">6. Deployment Skills</text:h>
      <text:p text:style-name="Text_20_body">Not DevOps mastery.</text:p>
      <text:p text:style-name="Text_20_body">But:</text:p>
      <text:list text:style-name="L6">
        <text:list-item>
          <text:p text:style-name="P6">FastAPI basics</text:p>
        </text:list-item>
        <text:list-item>
          <text:p text:style-name="P6">Streamlit cleanup</text:p>
        </text:list-item>
        <text:list-item>
          <text:p text:style-name="P6">Docker</text:p>
        </text:list-item>
        <text:list-item>
          <text:p text:style-name="P6">Cloud hosting basics</text:p>
        </text:list-item>
        <text:list-item>
          <text:p text:style-name="P6">Stripe integration</text:p>
        </text:list-item>
      </text:list>
      <text:p text:style-name="Text_20_body">This turns project into product.</text:p>
      <text:p text:style-name="Horizontal_20_Line"/>
      <text:h text:style-name="Heading_20_1" text:outline-level="1">Tier B — Medium ROI</text:h>
      <text:h text:style-name="Heading_20_3" text:outline-level="3">7. LLM Integration (Strategic Use Only)</text:h>
      <text:p text:style-name="Text_20_body">Useful for:</text:p>
      <text:list text:style-name="L7">
        <text:list-item>
          <text:p text:style-name="P7">Automated earnings summaries</text:p>
        </text:list-item>
        <text:list-item>
          <text:p text:style-name="P7">Natural-language report explanations</text:p>
        </text:list-item>
        <text:list-item>
          <text:p text:style-name="P7">Client-facing insights</text:p>
        </text:list-item>
      </text:list>
      <text:p text:style-name="Text_20_body">But this is an enhancement layer, not core alpha.</text:p>
      <text:p text:style-name="Horizontal_20_Line"/>
      <text:h text:style-name="Heading_20_3" text:outline-level="3">8. Business Skills</text:h>
      <text:p text:style-name="Text_20_body">You need:</text:p>
      <text:list text:style-name="L8">
        <text:list-item>
          <text:p text:style-name="P8">Pricing strategy</text:p>
        </text:list-item>
        <text:list-item>
          <text:p text:style-name="P8">Sales conversations</text:p>
        </text:list-item>
        <text:list-item>
          <text:p text:style-name="P8">Client qualification</text:p>
        </text:list-item>
        <text:list-item>
          <text:p text:style-name="P8">Cold outreach discipline</text:p>
        </text:list-item>
      </text:list>
      <text:p text:style-name="Text_20_body">This affects revenue massively, but it’s not technical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3:09:36.440631239</meta:creation-date>
    <dc:date>2026-02-25T13:09:38.772649359</dc:date>
    <meta:editing-duration>PT2S</meta:editing-duration>
    <meta:editing-cycles>1</meta:editing-cycles>
    <meta:document-statistic meta:table-count="0" meta:image-count="0" meta:object-count="0" meta:page-count="3" meta:paragraph-count="75" meta:word-count="306" meta:character-count="1939" meta:non-whitespace-character-count="1745"/>
    <meta:generator>LibreOffice/25.8.5.2$Linux_X86_64 LibreOffice_project/580$Build-2</meta:generator>
  </office:meta>
</office:document-meta>
</file>